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Tymes" svg:font-family="Ty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de">
      <style:text-properties officeooo:rsid="00153372" officeooo:paragraph-rsid="00087434"/>
    </style:style>
    <style:style style:name="P2" style:family="paragraph" style:parent-style-name="Code">
      <style:paragraph-properties fo:margin-top="0in" fo:margin-bottom="0in" loext:contextual-spacing="false" fo:line-height="100%"/>
      <style:text-properties officeooo:rsid="0014d272" officeooo:paragraph-rsid="00087434"/>
    </style:style>
    <style:style style:name="P3" style:family="paragraph" style:parent-style-name="Code">
      <style:paragraph-properties fo:margin-left="0in" fo:margin-right="0in" fo:margin-top="0in" fo:margin-bottom="0in" loext:contextual-spacing="false" fo:line-height="100%" fo:text-indent="0in" style:auto-text-indent="false"/>
      <style:text-properties officeooo:rsid="0014d272" officeooo:paragraph-rsid="00087434"/>
    </style:style>
    <style:style style:name="P4" style:family="paragraph" style:parent-style-name="Text_20_body">
      <style:text-properties officeooo:rsid="00153372" officeooo:paragraph-rsid="00087434"/>
    </style:style>
    <style:style style:name="P5" style:family="paragraph" style:parent-style-name="Text_20_body">
      <style:text-properties officeooo:paragraph-rsid="00087434"/>
    </style:style>
    <style:style style:name="P6" style:family="paragraph" style:parent-style-name="Code">
      <style:paragraph-properties fo:margin-left="0in" fo:margin-right="0in" fo:text-indent="0in" style:auto-text-indent="false"/>
      <style:text-properties officeooo:paragraph-rsid="00180dd2"/>
    </style:style>
    <style:style style:name="P7" style:family="paragraph" style:parent-style-name="Code">
      <style:paragraph-properties fo:margin-top="0in" fo:margin-bottom="0in" loext:contextual-spacing="false" fo:line-height="100%"/>
      <style:text-properties officeooo:paragraph-rsid="00087434"/>
    </style:style>
    <style:style style:name="P8" style:family="paragraph" style:parent-style-name="Code">
      <style:paragraph-properties fo:margin-top="0in" fo:margin-bottom="0in" loext:contextual-spacing="false" fo:line-height="100%"/>
      <style:text-properties officeooo:rsid="0014d272" officeooo:paragraph-rsid="0013b2fc"/>
    </style:style>
    <style:style style:name="P9" style:family="paragraph" style:parent-style-name="Code">
      <style:text-properties officeooo:rsid="0013b2fc" officeooo:paragraph-rsid="0013b2fc"/>
    </style:style>
    <style:style style:name="P10" style:family="paragraph" style:parent-style-name="Code">
      <style:text-properties officeooo:rsid="00150ecc" officeooo:paragraph-rsid="00150ecc"/>
    </style:style>
    <style:style style:name="P11" style:family="paragraph" style:parent-style-name="Code">
      <style:text-properties officeooo:paragraph-rsid="00170cd5"/>
    </style:style>
    <style:style style:name="P12" style:family="paragraph" style:parent-style-name="Code">
      <style:text-properties officeooo:rsid="00170cd5" officeooo:paragraph-rsid="00170cd5"/>
    </style:style>
    <style:style style:name="P13" style:family="paragraph" style:parent-style-name="Code">
      <style:text-properties officeooo:paragraph-rsid="00184d5e"/>
    </style:style>
    <style:style style:name="P14" style:family="paragraph" style:parent-style-name="Text_20_body">
      <style:text-properties officeooo:paragraph-rsid="0011174c"/>
    </style:style>
    <style:style style:name="P15" style:family="paragraph" style:parent-style-name="Text_20_body">
      <style:text-properties officeooo:rsid="0011174c" officeooo:paragraph-rsid="0011174c"/>
    </style:style>
    <style:style style:name="P16" style:family="paragraph" style:parent-style-name="Text_20_body">
      <style:text-properties officeooo:rsid="0011edf5" officeooo:paragraph-rsid="0011edf5"/>
    </style:style>
    <style:style style:name="P17" style:family="paragraph" style:parent-style-name="Text_20_body">
      <style:text-properties officeooo:rsid="0013b2fc" officeooo:paragraph-rsid="0013b2fc"/>
    </style:style>
    <style:style style:name="P18" style:family="paragraph" style:parent-style-name="Text_20_body">
      <style:text-properties officeooo:paragraph-rsid="00087434"/>
    </style:style>
    <style:style style:name="P19" style:family="paragraph" style:parent-style-name="Text_20_body">
      <style:text-properties officeooo:rsid="00170cd5" officeooo:paragraph-rsid="00170cd5"/>
    </style:style>
    <style:style style:name="P20" style:family="paragraph" style:parent-style-name="Text_20_body">
      <style:text-properties officeooo:rsid="0015baf4" officeooo:paragraph-rsid="0019e150"/>
    </style:style>
    <style:style style:name="T1" style:family="text">
      <style:text-properties officeooo:rsid="0016910a"/>
    </style:style>
    <style:style style:name="T2" style:family="text">
      <style:text-properties officeooo:rsid="0013d52f"/>
    </style:style>
    <style:style style:name="T3" style:family="text">
      <style:text-properties style:font-name="Tymes" officeooo:rsid="0013d52f"/>
    </style:style>
    <style:style style:name="T4" style:family="text">
      <style:text-properties style:font-name="Tymes" officeooo:rsid="00170cd5"/>
    </style:style>
    <style:style style:name="T5" style:family="text">
      <style:text-properties style:font-name="Tymes" officeooo:rsid="00180dd2"/>
    </style:style>
    <style:style style:name="T6" style:family="text">
      <style:text-properties style:font-name="Tymes" officeooo:rsid="00184d5e"/>
    </style:style>
    <style:style style:name="T7" style:family="text">
      <style:text-properties officeooo:rsid="0014d272"/>
    </style:style>
    <style:style style:name="T8" style:family="text">
      <style:text-properties officeooo:rsid="00153372"/>
    </style:style>
    <style:style style:name="T9" style:family="text">
      <style:text-properties officeooo:rsid="0015baf4"/>
    </style:style>
    <style:style style:name="T10" style:family="text">
      <style:text-properties officeooo:rsid="0011174c"/>
    </style:style>
    <style:style style:name="T11" style:family="text">
      <style:text-properties officeooo:rsid="00112fb7"/>
    </style:style>
    <style:style style:name="T12" style:family="text">
      <style:text-properties officeooo:rsid="0011edf5"/>
    </style:style>
    <style:style style:name="T13" style:family="text">
      <style:text-properties officeooo:rsid="0013b2fc"/>
    </style:style>
    <style:style style:name="T14" style:family="text">
      <style:text-properties style:font-name="FreeMono" officeooo:rsid="0013b2fc"/>
    </style:style>
    <style:style style:name="T15" style:family="text">
      <style:text-properties style:font-name="FreeMono" officeooo:rsid="00180dd2"/>
    </style:style>
    <style:style style:name="T16" style:family="text">
      <style:text-properties style:font-name="FreeMono" officeooo:rsid="00184d5e"/>
    </style:style>
    <style:style style:name="T17" style:family="text">
      <style:text-properties officeooo:rsid="00150ecc"/>
    </style:style>
    <style:style style:name="T18" style:family="text">
      <style:text-properties officeooo:rsid="00170cd5"/>
    </style:style>
    <style:style style:name="T19" style:family="text">
      <style:text-properties style:font-name="FreeMono"/>
    </style:style>
    <style:style style:name="T20" style:family="text">
      <style:text-properties officeooo:rsid="00180dd2"/>
    </style:style>
    <style:style style:name="T21" style:family="text">
      <style:text-properties officeooo:rsid="00184d5e"/>
    </style:style>
    <style:style style:name="T22" style:family="text">
      <style:text-properties officeooo:rsid="0019e1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gical expressions</text:h>
      <text:p text:style-name="Text_20_body"><text:span text:style-name="T2">Logical expressions work with the object table, which contains all the objects created in the program. <text:s/>The table has </text:span><text:span text:style-name="T8">lists</text:span><text:span text:style-name="T2"> for each type of object for faster referencing.</text:span></text:p>
      <text:h text:style-name="Heading_20_2" text:outline-level="2">Fact<text:span text:style-name="T2">s</text:span></text:h>
      <text:p text:style-name="P14"><text:span text:style-name="T2">All objects created in a program is considered a fact </text:span><text:span text:style-name="T18">are predicates in the logical paradigm</text:span><text:span text:style-name="T2">. <text:s/>The object variables are its atoms. Every object created </text:span><text:span text:style-name="T10">during run time </text:span><text:span text:style-name="T2">is put into the </text:span><text:span text:style-name="T10">system </text:span><text:span text:style-name="T2">object table, </text:span><text:span text:style-name="T10">which allows the program to access these facts and analyze them with user defined queries and rules. <text:s/></text:span></text:p>
      <text:p text:style-name="P15">Consider the research problem described in the introduction. <text:s/>I had several thousand deeds with legal descriptions where each contained at least one description describing the land it pertains to. <text:s/>In those legal descriptions, each property line was described giving a direction and a distance and may have made some references to other boundaries described in other deeds or boundaries. <text:s/>The deed could also describe a some easements and exceptions, each containing legal descriptions with multiple references to any number of deeds or other boundaries. <text:s/><text:span text:style-name="T11">It is possible to write some class definitions to handle all these items: legal descriptions, easements, exceptions and all the mentioned references. <text:s/>The search algorithm for all the references which can be contained in the deed could be difficult. <text:s/>They are referenced in many ways for many possible situations. <text:s/>Each deed would have to be stored in a deed object and would have to include the recording information for that deed, even the recording information could have references. <text:s/>Lets assume we have </text:span><text:span text:style-name="T12">a created deed class and</text:span><text:span text:style-name="T11"> several </text:span><text:span text:style-name="T12">records and </text:span><text:span text:style-name="T11">classes </text:span><text:span text:style-name="T12">for its components</text:span><text:span text:style-name="T11"> as well as a record definition for the references which looks something like this:</text:span></text:p>
      <text:p text:style-name="Code">record deedReference(sourceDeed, deedItem, referncedDeed)</text:p>
      <text:p text:style-name="Code"/>
      <text:p text:style-name="P16">To create deed references all you would need to do is create a record applying the appropriate information. <text:s/>The deed object with has the reference call would be the first argument, the item in the deed where the call is made would be the second argument, and finally, the deed being referenced would be the third argument.</text:p>
      <text:p text:style-name="P17">The Deed class will need variables to store the recording information, legal descriptions, exceptions and easements.</text:p>
      <text:p text:style-name="Code"><text:span text:style-name="T13">c</text:span>lass <text:span text:style-name="T13">Deed</text:span></text:p>
      <text:p text:style-name="Code"><text:tab/><text:span text:style-name="T13">public</text:span></text:p>
      <text:p text:style-name="Code"><text:tab/><text:tab/><text:span text:style-name="T13">instNum,</text:span></text:p>
      <text:p text:style-name="Code"><text:tab/><text:tab/><text:span text:style-name="T13">recordingDate,</text:span></text:p>
      <text:p text:style-name="Code"><text:tab/><text:tab/><text:span text:style-name="T13">legalDescriptions,</text:span></text:p>
      <text:p text:style-name="Code"><text:soft-page-break/><text:tab/><text:tab/><text:span text:style-name="T13">exceptions,</text:span></text:p>
      <text:p text:style-name="Code"><text:tab/><text:tab/><text:span text:style-name="T13">easements</text:span></text:p>
      <text:p text:style-name="Code"><text:tab/>. . .</text:p>
      <text:p text:style-name="P9">constructor(instNum, date, ld, ex, ease)</text:p>
      <text:p text:style-name="P9"><text:tab/>. . .</text:p>
      <text:p text:style-name="P9">end</text:p>
      <text:p text:style-name="P9"/>
      <text:p text:style-name="P14"><text:span text:style-name="T2">To assign a fact to a variable you </text:span><text:span text:style-name="T3">can</text:span><text:span text:style-name="T2"> use the invocable assignment or the immediate assignment, for example:</text:span></text:p>
      <text:p text:style-name="P3"/>
      <text:p text:style-name="P7"><text:span text:style-name="T12">thisDeed</text:span><text:span text:style-name="T7"> :- </text:span><text:span text:style-name="T12">Deed</text:span><text:span text:style-name="T7">(</text:span><text:span text:style-name="T12">326458, December 14, 1979</text:span><text:span text:style-name="T7">, </text:span><text:span text:style-name="T14">LegalDescriptions_1, Exceptions_1, Easements_1</text:span><text:span text:style-name="T7">)</text:span></text:p>
      <text:p text:style-name="P2"/>
      <text:p text:style-name="P5">or</text:p>
      <text:p text:style-name="P8"><text:span text:style-name="T12">thisDeed</text:span> :- <text:span text:style-name="T12">Deed</text:span>(<text:span text:style-name="T12">326458, December 14, 1979</text:span>, <text:span text:style-name="T14">LegalDescriptions_1, Exceptions_1, Easements_1</text:span>)</text:p>
      <text:p text:style-name="P2"/>
      <text:p text:style-name="P5"><text:span text:style-name="T13">In both examples, a Deed object is created and stored in the system object table and it is assigned to the thisDeed variable. <text:s/></text:span><text:span text:style-name="T17">Assuming we made a deed object with an easement description in we want to reference and assigned it to the referenceDeed variable, then we could make a reference as follows:</text:span></text:p>
      <text:p text:style-name="P10">deedReference(thisDeed, legalDescriptions[2], refernceDeed)</text:p>
      <text:p text:style-name="P10"/>
      <text:p text:style-name="P19">This line of code would create a deedReference record containing three pieces of as was described above and store it in the system object table in a list with a keyword of <text:span text:style-name="T19">deedReference</text:span>. </text:p>
      <text:h text:style-name="Heading_20_2" text:outline-level="2">Quer<text:span text:style-name="T2">ies</text:span></text:h>
      <text:p text:style-name="Text_20_body">Queries are predicates that perform a search of all objects which match their given values. <text:s/><text:span text:style-name="T8">Lets say we had created several objects for various </text:span><text:span text:style-name="T18">Deeds we are working with</text:span><text:span text:style-name="T8"> and we wanted to get a list of all the </text:span><text:span text:style-name="T18">Deeds</text:span><text:span text:style-name="T8"> which </text:span><text:span text:style-name="T18">make a reference to thisDeed</text:span><text:span text:style-name="T8">. <text:s/>A query could be defined as follows:</text:span></text:p>
      <text:p text:style-name="P11"><text:span text:style-name="T18">referenceThisDeed</text:span> :- (<text:span text:style-name="T15">deed</text:span><text:span text:style-name="T18">, </text:span><text:span text:style-name="T20">item</text:span>) </text:p>
      <text:p text:style-name="P11"><text:span text:style-name="T18"><text:tab/>deedReference(</text:span><text:span text:style-name="T20">deed</text:span><text:span text:style-name="T18">, </text:span><text:span text:style-name="T20">item</text:span><text:span text:style-name="T18">, thisDeed)</text:span></text:p>
      <text:p text:style-name="P12"/>
      <text:p text:style-name="P5"><text:span text:style-name="T8">When this query is invoked, </text:span><text:span text:style-name="T18">using </text:span><text:span text:style-name="T8">logical processing, </text:span><text:span text:style-name="T18">Scoel</text:span><text:span text:style-name="T8"> will iterate through all the </text:span><text:span text:style-name="T4">elements</text:span><text:span text:style-name="T18"> in the deedReference</text:span><text:span text:style-name="T8"> list in the object table. <text:s/></text:span><text:span text:style-name="T9">It suspends a</text:span><text:span text:style-name="T8">ll th</text:span><text:span text:style-name="T21">e deeds with the items which made a reference to </text:span><text:span text:style-name="T20">thisDeed</text:span><text:span text:style-name="T8">. </text:span><text:span text:style-name="T9">It repeats this until there are no more </text:span><text:span text:style-name="T20">deedReference</text:span><text:span text:style-name="T9"> objects in the list.</text:span><text:span text:style-name="T8"> <text:s/></text:span><text:span text:style-name="T9">Notice the </text:span><text:span text:style-name="T6">deed</text:span><text:span text:style-name="T20">, and </text:span><text:span text:style-name="T21">item</text:span><text:span text:style-name="T20"> parameters</text:span><text:span text:style-name="T9">, </text:span><text:span text:style-name="T20">these are local variables </text:span><text:span text:style-name="T9">to </text:span><text:span text:style-name="T21">temporrarily hold the sourceDeed and deedItem</text:span><text:span text:style-name="T20"> of the matching </text:span><text:soft-page-break/><text:span text:style-name="T21">deedReference</text:span><text:span text:style-name="T9">. <text:s/></text:span><text:span text:style-name="T5">These parameters identify the objects that can hold any value, </text:span><text:span text:style-name="T6">or what we are searching for.</text:span></text:p>
      <text:h text:style-name="Heading_20_2" text:outline-level="2">Rule<text:span text:style-name="T2">s</text:span></text:h>
      <text:p text:style-name="P4">Rules are ordered lists of predicates, rules and other expressions to carry out some action. <text:s/><text:span text:style-name="T20">Lets say we wanted to print out all the instrument numbers and recording dates of all the deed that reference thisDeed.</text:span> <text:span text:style-name="T20">It could be written as </text:span><text:span text:style-name="T9">:</text:span></text:p>
      <text:p text:style-name="P13"><text:span text:style-name="T15">printReferenceThisDeed</text:span> :- (<text:span text:style-name="T15">deed</text:span><text:span text:style-name="T18">, </text:span><text:span text:style-name="T20">item</text:span>){</text:p>
      <text:p text:style-name="P6"><text:span text:style-name="T18"><text:tab/><text:tab/>deedReference(</text:span><text:span text:style-name="T16">deed</text:span><text:span text:style-name="T18">, </text:span><text:span text:style-name="T21">item</text:span><text:span text:style-name="T18">, thisDeed)</text:span></text:p>
      <text:p text:style-name="P13"><text:tab/><text:span text:style-name="T9">write(“</text:span><text:span text:style-name="T21">Inst. No.: “, deed.instNum, “ dated “, <text:tab/><text:tab/><text:tab/><text:tab/><text:tab/>deed.</text:span><text:span text:style-name="T13">recordingDate</text:span><text:span text:style-name="T9">)</text:span></text:p>
      <text:p text:style-name="P1">}</text:p>
      <text:p text:style-name="P20">In this example, a rule was created with two elements, the first being a query definition and the second being a write expression. <text:s/>When this rule is invoked, it will iterate through all the <text:span text:style-name="T21">deedReference</text:span> objects <text:span text:style-name="T1">and suspends </text:span><text:span text:style-name="T21">the deedReference</text:span><text:span text:style-name="T1"> object </text:span><text:span text:style-name="T22">and assigns the sourceDeed to deed, and the deedItem to item</text:span><text:span text:style-name="T1">. <text:s/>It writes </text:span><text:span text:style-name="T22">the instrument number and recording date of deed which is suspended from t</text:span><text:span text:style-name="T1">he query. <text:s/>In this case </text:span><text:span text:style-name="T22">deed.instNum</text:span><text:span text:style-name="T1"> would equal </text:span><text:span text:style-name="T12">326458</text:span><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Tymes" svg:font-family="Ty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Tymes" fo:font-family="Tyme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ymes" fo:font-family="Tymes" style:font-pitch="variable" fo:font-size="14pt" fo:font-weight="bold" style:font-size-asian="14pt" style:font-weight-asian="bold" style:font-size-complex="14pt" style:font-weight-complex="bold"/>
    </style:style>
    <style:style style:name="Code" style:family="paragraph" style:parent-style-name="Text_20_body">
      <loext:graphic-properties draw:fill="none" draw:fill-color="#729fcf"/>
      <style:paragraph-properties fo:margin-left="0.5in" fo:margin-right="0in" fo:margin-top="0in" fo:margin-bottom="0in" loext:contextual-spacing="false" fo:line-height="115%" fo:text-indent="0in" style:auto-text-indent="false" fo:background-color="transparent"/>
      <style:text-properties style:font-name="FreeMono" fo:font-family="FreeMono" style:font-family-generic="modern" style:font-pitch="fixed" officeooo:rsid="000e8cd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ymes" fo:font-family="Tyme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ymes" fo:font-family="Tymes" style:font-pitch="variable"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00:22:08.528143324</meta:creation-date>
    <dc:date>2021-05-14T01:04:01.869734813</dc:date>
    <meta:editing-duration>PT19M44S</meta:editing-duration>
    <meta:editing-cycles>7</meta:editing-cycles>
    <meta:generator>LibreOffice/6.4.7.2$Linux_X86_64 LibreOffice_project/40$Build-2</meta:generator>
    <meta:document-statistic meta:table-count="0" meta:image-count="0" meta:object-count="0" meta:page-count="3" meta:paragraph-count="38" meta:word-count="781" meta:character-count="4944" meta:non-whitespace-character-count="4154"/>
  </office:meta>
</office:document-meta>
</file>